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png" manifest:full-path="Pictures/f206.1458218679.617209.png"/>
  <manifest:file-entry manifest:media-type="image/jpeg" manifest:full-path="Pictures/f576.1458218679.642436.jpg"/>
  <manifest:file-entry manifest:media-type="image/jpeg" manifest:full-path="Pictures/f164.1458218679.616500.jpg"/>
  <manifest:file-entry manifest:media-type="image/gif" manifest:full-path="Pictures/f359.1458218679.615375.gif"/>
  <manifest:file-entry manifest:media-type="None" manifest:full-path="Pictures/f977.1458218679.630333.image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" svg:font-family="Tahoma"/>
    <style:font-face style:name="Tahoma1" svg:font-family="Tahoma" style:font-family-generic="swiss"/>
    <style:font-face style:name="Ubuntu" svg:font-family="Ubuntu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18cm solid #000000"/>
    </style:style>
    <style:style style:name="podCompactCell" style:family="table-cell">
      <style:table-cell-properties fo:padding-left="0.049cm" fo:padding-right="0.049cm" fo:padding-top="0cm" fo:padding-bottom="0cm" fo:border="0.018cm solid #000000"/>
    </style:style>
    <style:style style:name="podHeaderCell" style:family="table-cell">
      <style:table-cell-properties fo:background-color="#e6e6e6" fo:padding="0.097cm" fo:border="0.018cm solid #000000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parent-style-name="Standard" style:family="paragraph">
      <style:text-properties officeooo:paragraph-rsid="0005a6c1" officeooo:rsid="0005a6c1"/>
    </style:style>
    <style:style style:name="P2" style:parent-style-name="Standard" style:family="paragraph">
      <style:text-properties officeooo:paragraph-rsid="00089e1e" officeooo:rsid="0007003f"/>
    </style:style>
    <style:style style:name="P3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size="9pt"/>
    </style:style>
    <style:style style:name="T2" style:family="text">
      <style:text-properties fo:font-weight="normal" fo:font-style="normal" style:use-window-font-color="true" fo:language="fr" style:font-style-complex="normal" fo:letter-spacing="normal" style:font-name-asian="DejaVu Sans" style:country-asian="none" style:letter-kerning="true" style:font-name-complex="DejaVu Sans" style:text-position="0% 100%" style:text-underline-style="none" style:text-emphasize="none" style:font-name="Ubuntu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BE" style:font-size-asian="10.5pt" style:text-line-through-type="none" fo:text-shadow="none" style:text-line-through-mode="continuous" style:language-complex="zxx" fo:font-size="10pt" style:country-complex="none"/>
    </style:style>
    <style:style style:name="T3" style:family="text">
      <style:text-properties fo:font-size="10pt"/>
    </style:style>
    <style:style style:name="T4" style:family="text">
      <style:text-properties fo:font-weight="normal" fo:font-style="normal" style:use-window-font-color="true" fo:language="fr" style:font-style-complex="normal" fo:letter-spacing="normal" style:font-name-asian="DejaVu Sans" style:country-asian="none" style:letter-kerning="true" style:font-name-complex="DejaVu Sans" style:text-position="0% 100%" style:text-underline-style="none" style:text-emphasize="none" style:font-name="Ubuntu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BE" style:font-size-asian="10.5pt" style:text-line-through-type="none" fo:text-shadow="none" style:text-line-through-mode="continuous" style:language-complex="zxx" fo:font-size="9pt" style:country-complex="none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8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9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0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8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9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0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<draw:frame draw:name="f990.1458218679.615877" draw:z-index="0" text:anchor-type="as-char" svg:width="1.131900cm" svg:height="1.131900cm"><draw:image xlink:type="simple" xlink:show="embed" xlink:href="Pictures/f359.1458218679.615375.gif" xlink:actuate="onLoad"/></draw:frame></text:p>
      <text:p><draw:frame draw:name="f639.1458218679.616709" draw:z-index="0" text:anchor-type="as-char" svg:width="1.131900cm" svg:height="1.131900cm"><draw:image xlink:type="simple" xlink:show="embed" xlink:href="Pictures/f164.1458218679.616500.jpg" xlink:actuate="onLoad"/></draw:frame></text:p>
      <text:p><draw:frame draw:name="f18.1458218679.627387" draw:z-index="0" text:anchor-type="as-char" svg:width="0.996072cm" svg:height="0.792330cm"><draw:image xlink:type="simple" xlink:show="embed" xlink:href="Pictures/f206.1458218679.617209.png" xlink:actuate="onLoad"/></draw:frame></text:p>
      <text:p><draw:frame draw:name="f751.1458218679.629048" draw:z-index="0" text:anchor-type="paragraph" svg:width="1.131900cm" svg:height="1.131900cm"><draw:image xlink:type="simple" xlink:show="embed" xlink:href="Pictures/f359.1458218679.615375.gif" xlink:actuate="onLoad"/></draw:frame></text:p>
      <text:p><draw:frame draw:name="f995.1458218679.630801" draw:z-index="0" text:anchor-type="as-char" svg:width="1.131900cm" svg:height="1.131900cm"><draw:image xlink:type="simple" xlink:show="embed" xlink:href="Pictures/f977.1458218679.630333.image" xlink:actuate="onLoad"/></draw:frame></text:p>
      <text:p text:style-name="Standard"/>
      <text:p text:style-name="Standard">Error cases</text:p>
      <text:p text:style-name="Standard"/>
      <text:p><office:annotation><dc:creator>POD</dc:creator><dc:date>2016-03-17T13:44:39</dc:date><text:p>Error while evaluating the expression "document()" defined in the "from" part of a statement. PodError: Please specify a document to import, either with a stream (parameter "content") or with a path (parameter "at")</text:p><text:p>   File "&lt;string&gt;", line 0, in ?</text:p><text:p>   File "/opt/Plone-2.5.5/Python-2.4.4/lib/python2.4/site-packages/appy/pod/renderer.py", line 292, in importDocument</text:p><text:p>    if not content and not at: raise PodError(DOC_NOT_SPECIFIED)</text:p><text:p> appy.pod.PodError: Please specify a document to import, either with a stream (parameter "content") or with a path (parameter "at")</text:p></office:annotation></text:p>
      <text:p><office:annotation><dc:creator>POD</dc:creator><dc:date>2016-03-17T13:44:39</dc:date><text:p>Error while evaluating the expression "document(content="blabla")" defined in the "from" part of a statement. PodError: POD was unable to deduce the document format. Please specify it through parameter named "format" (=odt, gif, png, ...).</text:p><text:p>   File "&lt;string&gt;", line 0, in ?</text:p><text:p>   File "/opt/Plone-2.5.5/Python-2.4.4/lib/python2.4/site-packages/appy/pod/renderer.py", line 302, in importDocument</text:p><text:p>    raise PodError(DOC_FORMAT_ERROR)</text:p><text:p> appy.pod.PodError: POD was unable to deduce the document format. Please specify it through parameter named "format" (=odt, gif, png, ...).</text:p></office:annotation></text:p>
      <text:p><office:annotation><dc:creator>POD</dc:creator><dc:date>2016-03-17T13:44:39</dc:date><text:p>Error while evaluating the expression "document(content="blabla", format='bzz')" defined in the "from" part of a statement. PodError: Format "bzz" is not supported.</text:p><text:p>   File "&lt;string&gt;", line 0, in ?</text:p><text:p>   File "/opt/Plone-2.5.5/Python-2.4.4/lib/python2.4/site-packages/appy/pod/renderer.py", line 323, in importDocument</text:p><text:p>    raise PodError(DOC_WRONG_FORMAT % format)</text:p><text:p> appy.pod.PodError: Format "bzz" is not supported.</text:p></office:annotation></text:p>
      <text:p><office:annotation><dc:creator>POD</dc:creator><dc:date>2016-03-17T13:44:39</dc:date><text:p>Error while evaluating the expression "document(at='%s/pod/test/images/python.gif' % getAppyPath(), anchor='odt')" defined in the "from" part of a statement. PodError: Wrong anchor. Valid values for anchors are: ('page', 'paragraph', 'char', 'as-char').</text:p><text:p>   File "&lt;string&gt;", line 0, in ?</text:p><text:p>   File "/opt/Plone-2.5.5/Python-2.4.4/lib/python2.4/site-packages/appy/pod/renderer.py", line 328, in importDocument</text:p><text:p>    convertOptions)</text:p><text:p>   File "/opt/Plone-2.5.5/Python-2.4.4/lib/python2.4/site-packages/appy/pod/doc_importers.py", line 396, in init</text:p><text:p>    raise PodError(self.WRONG_ANCHOR % str(self.anchorTypes))</text:p><text:p> appy.pod.PodError: Wrong anchor. Valid values for anchors are: ('page', 'paragraph', 'char', 'as-char').</text:p></office:annotation></text:p>
      <text:p><office:annotation><dc:creator>POD</dc:creator><dc:date>2016-03-17T13:44:39</dc:date><text:p>Error while evaluating the expression "document(at='%s/pod/test/images/pity.gif' % getAppyPath())" defined in the "from" part of a statement. PodError: '/opt/Plone-2.5.5/Python-2.4.4/lib/python2.4/site-packages/appy/pod/test/images/pity.gif' does not exist or is not a file.</text:p><text:p>   File "&lt;string&gt;", line 0, in ?</text:p><text:p>   File "/opt/Plone-2.5.5/Python-2.4.4/lib/python2.4/site-packages/appy/pod/renderer.py", line 324, in importDocument</text:p><text:p>    imp = importer(content, at, format, self)</text:p><text:p>   File "/opt/Plone-2.5.5/Python-2.4.4/lib/python2.4/site-packages/appy/pod/doc_importers.py", line 55, in __init__</text:p><text:p>    raise PodError(FILE_NOT_FOUND % at)</text:p><text:p> appy.pod.PodError: '/opt/Plone-2.5.5/Python-2.4.4/lib/python2.4/site-packages/appy/pod/test/images/pity.gif' does not exist or is not a file.</text:p></office:annotation></text:p>
      <text:p><draw:frame draw:name="f634.1458218691.992555" draw:z-index="0" text:anchor-type="as-char" svg:width="2.263800cm" svg:height="1.697850cm"><draw:image xlink:type="simple" xlink:show="embed" xlink:href="Pictures/f576.1458218679.642436.jpg" xlink:actuate="onLoad"/></draw:frame>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" svg:font-family="Tahoma"/>
    <style:font-face style:name="Tahoma1" svg:font-family="Tahoma" style:font-family-generic="swiss"/>
    <style:font-face style:name="Ubuntu" svg:font-family="Ubuntu" style:font-family-generic="swiss"/>
    <style:font-face style:name="DejaVu Sans" style:font-pitch="variable" svg:font-family="'DejaVu Sans'" style:font-family-generic="system"/>
  </office:font-face-decls>
  <office:styles>
    <style:style style:name="AppyStandard" style:family="paragraph" style:class="text" style:master-page-name="" style:parent-style-name="Standard">
      <style:paragraph-properties fo:margin-left="0cm" fo:margin-right="0cm" fo:margin-top="0.05cm" fo:margin-bottom="0.10cm" fo:text-indent="0cm" style:auto-text-indent="false" style:page-number="auto"/>
    </style:style>
    <style:style style:name="ParaKWN" style:family="paragraph" style:class="text" style:master-page-name="" style:parent-style-name="AppyStandard">
      <style:paragraph-properties fo:keep-with-next="always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Standard" style:list-style-name="podBulletedList"/>
    <style:style style:name="podNumberItem" style:family="paragraph" style:parent-style-name="AppyStandard" style:list-style-name="podNumberedList"/>
    <style:style style:name="podBulletItemKeepWithNext" style:family="paragraph" style:parent-style-name="AppyStandard" style:list-style-name="podBulletedList">
      <style:paragraph-properties fo:keep-with-next="always"/>
    </style:style>
    <style:style style:name="podNumberItemKeepWithNext" style:family="paragraph" style:parent-style-name="Appy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_Table_Content" style:display-name="Appy cell content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heading content" style:family="paragraph" style:parent-style-name="Appy_Table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font-name="Tahoma" style:language-asian="zxx" style:language-complex="zxx" style:font-size-asian="10.5pt" style:font-name-asian="DejaVu Sans" fo:font-size="12pt" style:font-size-complex="12pt" style:country-asian="none" style:letter-kerning="true" style:font-name-complex="DejaVu Sans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BE" fo:language="fr" fo:hyphenation-push-char-count="2" style:font-name="Tahoma" style:language-asian="zxx" style:language-complex="zxx" style:font-size-asian="10.5pt" style:font-name-asian="DejaVu Sans" fo:font-size="12pt" style:font-size-complex="12pt" style:country-asian="none" style:letter-kerning="true" fo:hyphenate="false" style:font-name-complex="DejaVu Sans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family-generic-complex="system" style:font-size-asian="14pt" fo:font-family="Tahoma" style:font-name="Tahoma" style:font-size-complex="14pt" style:font-family-asian="'DejaVu Sans'" style:font-name-asian="DejaVu Sans" style:font-family-complex="'DejaVu Sans'" fo:font-size="14pt" style:font-pitch-complex="variable" style:font-pitch-asian="variable" style:font-name-complex="DejaVu Sans"/>
    </style:style>
    <style:style style:name="List" style:class="list" style:parent-style-name="Text_20_body" style:family="paragraph">
      <style:text-properties style:font-size-asian="12pt" fo:font-family="Tahoma" style:font-name="Tahoma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fo:font-family="Tahoma" style:font-name="Tahoma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fo:font-family="Tahoma" style:font-name="Tahoma"/>
    </style:style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8-04-08T16:25:25</meta:creation-date>
    <dc:date>2016-03-17T13:38:47.935259439</dc:date>
    <dc:language>fr-BE</dc:language>
    <meta:editing-cycles>19</meta:editing-cycles>
    <meta:editing-duration>PT1H33M9S</meta:editing-duration>
    <meta:document-statistic meta:table-count="0" meta:image-count="0" meta:object-count="0" meta:page-count="1" meta:paragraph-count="12" meta:word-count="79" meta:character-count="395" meta:non-whitespace-character-count="326"/>
    <meta:user-defined meta:name="Info 1"/>
    <meta:user-defined meta:name="Info 2"/>
    <meta:user-defined meta:name="Info 3"/>
    <meta:user-defined meta:name="Info 4"/>
  </office:meta>
</office:document-meta>
</file>